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2.5311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2.3228in"/>
    </style:style>
    <style:style style:name="co6" style:family="table-column">
      <style:table-column-properties fo:break-before="auto" style:column-width="1.4898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0.7811in"/>
    </style:style>
    <style:style style:name="co10" style:family="table-column">
      <style:table-column-properties fo:break-before="auto" style:column-width="1.8646in"/>
    </style:style>
    <style:style style:name="co11" style:family="table-column">
      <style:table-column-properties fo:break-before="auto" style:column-width="2.1563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1.5417in"/>
    </style:style>
    <style:style style:name="co14" style:family="table-column">
      <style:table-column-properties fo:break-before="auto" style:column-width="2.2602in"/>
    </style:style>
    <style:style style:name="co15" style:family="table-column">
      <style:table-column-properties fo:break-before="auto" style:column-width="1.6457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2.4791in"/>
    </style:style>
    <style:style style:name="co18" style:family="table-column">
      <style:table-column-properties fo:break-before="auto" style:column-width="1.3752in"/>
    </style:style>
    <style:style style:name="co19" style:family="table-column">
      <style:table-column-properties fo:break-before="auto" style:column-width="2.1457in"/>
    </style:style>
    <style:style style:name="co20" style:family="table-column">
      <style:table-column-properties fo:break-before="auto" style:column-width="0.6043in"/>
    </style:style>
    <style:style style:name="co21" style:family="table-column">
      <style:table-column-properties fo:break-before="auto" style:column-width="1.677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7709in"/>
    </style:style>
    <style:style style:name="co24" style:family="table-column">
      <style:table-column-properties fo:break-before="auto" style:column-width="2.2811in"/>
    </style:style>
    <style:style style:name="co25" style:family="table-column">
      <style:table-column-properties fo:break-before="auto" style:column-width="2.885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b1a0c7"/>
    </style:style>
    <style:style style:name="ce6" style:family="table-cell" style:parent-style-name="Default" style:data-style-name="N0">
      <style:table-cell-properties fo:background-color="#da9694"/>
    </style:style>
    <style:style style:name="ce7" style:family="table-cell" style:parent-style-name="Default" style:data-style-name="N0">
      <style:table-cell-properties fo:background-color="#fabf8f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0">
      <style:table-cell-properties fo:background-color="#c4bd97"/>
    </style:style>
    <style:style style:name="ce4" style:family="table-cell" style:parent-style-name="Default" style:data-style-name="N121"/>
    <style:style style:name="ce3" style:family="table-cell" style:parent-style-name="Default" style:data-style-name="N10"/>
    <style:style style:name="ce10" style:family="table-cell" style:parent-style-name="Default" style:data-style-name="N0">
      <style:table-cell-properties fo:background-color="#fcd5b4"/>
    </style:style>
    <style:style style:name="ce11" style:family="table-cell" style:parent-style-name="Default" style:data-style-name="N0">
      <style:table-cell-properties fo:background-color="#ccc0da"/>
    </style:style>
    <style:style style:name="ce12" style:family="table-cell" style:parent-style-name="Default" style:data-style-name="N0">
      <style:table-cell-properties fo:background-color="#e6b8b7"/>
    </style:style>
    <style:style style:name="ce1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s_1_up-u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12" table:formula="of:=ROUND(26*(1*10/12); 0)" office:value-type="float" office:value="22" calcext:value-type="float">
            <text:p>22</text:p>
          </table:table-cell>
          <table:table-cell table:formula="of:=(ROUND([.AJ2];0))" office:value-type="float" office:value="22" calcext:value-type="float">
            <text:p>22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P2:.P5])" office:value-type="float" office:value="648" calcext:value-type="float">
            <text:p>648</text:p>
          </table:table-cell>
          <table:table-cell/>
          <table:table-cell table:formula="of:=SUM([.R2:.R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B2:.AB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F2:.AF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J2:.AJ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T2:.T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H2:.AH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D2:.AD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4"/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6" table:number-columns-repeated="2"/>
          <table:table-cell table:style-name="ce4"/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7" table:number-columns-repeated="2"/>
          <table:table-cell table:style-name="ce4"/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V2:.V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8" table:number-columns-repeated="2"/>
          <table:table-cell table:style-name="ce3"/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Z2:.Z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9" table:number-columns-repeated="2"/>
          <table:table-cell table:style-name="ce3"/>
          <table:table-cell table:number-columns-repeated="3"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X2:.X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os_1_up-middle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8" office:value-type="string" calcext:value-type="string">
            <text:p>blaster plasma </text:p>
          </table:table-cell>
          <table:table-cell table:style-name="ce8" office:value-type="float" office:value="32" calcext:value-type="float">
            <text:p>32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 table:number-columns-repeated="2"/>
          <table:table-cell table:style-name="ce4"/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 table:number-columns-repeated="2"/>
          <table:table-cell table:style-name="ce3"/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 table:number-columns-repeated="2"/>
          <table:table-cell table:style-name="ce3"/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 table:style-name="ce10" office:value-type="string" calcext:value-type="string">
            <text:p>plasma gauntlet orang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4"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4"/>
          <table:table-cell table:style-name="ce10" office:value-type="string" calcext:value-type="string">
            <text:p>plasma gauntlet green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plasma gauntlet red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4"/>
          <table:table-cell table:style-name="ce10" office:value-type="string" calcext:value-type="string">
            <text:p>plasma gauntlet blu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5" office:value-type="string" calcext:value-type="string">
            <text:p>plasma gauntlet purpl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8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coins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5"/>
          <table:table-cell table:formula="of:=SUM([.O2:.O24])" office:value-type="float" office:value="648" calcext:value-type="float">
            <text:p>648</text:p>
          </table:table-cell>
          <table:table-cell table:number-columns-repeated="8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1_up-down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145" calcext:value-type="float">
            <text:p>145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145" calcext:value-type="float">
            <text:p>145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O2:.O10])" office:value-type="float" office:value="648" calcext:value-type="float">
            <text:p>648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7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8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8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9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 table:number-columns-repeated="10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1_down-up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12" table:formula="of:=ROUND(26*(1*10/12); 0)" office:value-type="float" office:value="22" calcext:value-type="float">
            <text:p>22</text:p>
          </table:table-cell>
          <table:table-cell table:formula="of:=(ROUND([.AK2];0))" office:value-type="float" office:value="22" calcext:value-type="float">
            <text:p>22</text:p>
          </table:table-cell>
          <table:table-cell table:number-columns-repeated="98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9])" office:value-type="float" office:value="648" calcext:value-type="float">
            <text:p>648</text:p>
          </table:table-cell>
          <table:table-cell table:number-columns-repeated="10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1_down-middle" table:style-name="ta1">
        <table:table-column table:style-name="co4" table:number-columns-repeated="2" table:default-cell-style-name="ce1"/>
        <table:table-column table:style-name="co2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25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8" office:value-type="string" calcext:value-type="string">
            <text:p>blaster plasma </text:p>
          </table:table-cell>
          <table:table-cell table:style-name="ce8" office:value-type="float" office:value="32" calcext:value-type="float">
            <text:p>32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plasma gauntlet orang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9])" office:value-type="float" office:value="648" calcext:value-type="float">
            <text:p>648</text:p>
          </table:table-cell>
          <table:table-cell table:style-name="ce10" office:value-type="string" calcext:value-type="string">
            <text:p>plasma gauntlet green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plasma gauntlet red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4"/>
          <table:table-cell table:style-name="ce10" office:value-type="string" calcext:value-type="string">
            <text:p>plasma gauntlet blu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5" office:value-type="string" calcext:value-type="string">
            <text:p>plasma gauntlet purpl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8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coins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5"/>
          <table:table-cell table:formula="of:=SUM([.O2:.O24])" office:value-type="float" office:value="648" calcext:value-type="float">
            <text:p>648</text:p>
          </table:table-cell>
          <table:table-cell table:number-columns-repeated="8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1_down-down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145" calcext:value-type="float">
            <text:p>145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145" calcext:value-type="float">
            <text:p>145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UM([.O2:.O10])" office:value-type="float" office:value="648" calcext:value-type="float">
            <text:p>648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7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8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8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8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9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/>
          <table:table-cell table:formula="of:=SUM([.M2:.M19])" office:value-type="float" office:value="648" calcext:value-type="float">
            <text:p>648</text:p>
          </table:table-cell>
          <table:table-cell table:number-columns-repeated="10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up-up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12" table:formula="of:=ROUND(26*(1*10/12); 0)" office:value-type="float" office:value="22" calcext:value-type="float">
            <text:p>22</text:p>
          </table:table-cell>
          <table:table-cell table:formula="of:=(ROUND([.AK2];0))" office:value-type="float" office:value="22" calcext:value-type="float">
            <text:p>22</text:p>
          </table:table-cell>
          <table:table-cell table:number-columns-repeated="98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up-middle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up-down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5"/>
          <table:table-cell table:formula="of:=SUM([.O2:.O19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down-up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12" table:formula="of:=ROUND(26*(1*10/12); 0)" office:value-type="float" office:value="22" calcext:value-type="float">
            <text:p>22</text:p>
          </table:table-cell>
          <table:table-cell table:formula="of:=(ROUND([.AK2];0))" office:value-type="float" office:value="22" calcext:value-type="float">
            <text:p>22</text:p>
          </table:table-cell>
          <table:table-cell table:number-columns-repeated="98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down-middle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down-down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5"/>
          <table:table-cell table:formula="of:=SUM([.O2:.O19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os_1_up-up'.Y2:'Pos_1_up-up'.Z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openpyxl</meta:initial-creator>
    <meta:creation-date>2021-12-10T15:36:38Z</meta:creation-date>
    <dc:date>2022-04-03T18:58:14.854924606</dc:date>
    <meta:editing-duration>PT1H19M25S</meta:editing-duration>
    <meta:editing-cycles>1</meta:editing-cycles>
    <meta:document-statistic meta:table-count="12" meta:cell-count="6213" meta:object-count="0"/>
  </office:meta>
</office:document-meta>
</file>